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4900" officeooo:paragraph-rsid="00024900"/>
    </style:style>
    <style:style style:name="P2" style:family="paragraph" style:parent-style-name="Standard">
      <style:text-properties officeooo:rsid="00038e86" officeooo:paragraph-rsid="00038e86"/>
    </style:style>
    <style:style style:name="P3" style:family="paragraph" style:parent-style-name="Standard">
      <style:text-properties officeooo:rsid="00038e86" officeooo:paragraph-rsid="00051349"/>
    </style:style>
    <style:style style:name="P4" style:family="paragraph" style:parent-style-name="Standard">
      <style:text-properties officeooo:rsid="00051349" officeooo:paragraph-rsid="00051349"/>
    </style:style>
    <style:style style:name="P5" style:family="paragraph" style:parent-style-name="Standard">
      <style:text-properties officeooo:rsid="0006fbd0" officeooo:paragraph-rsid="0006fbd0"/>
    </style:style>
    <style:style style:name="P6" style:family="paragraph" style:parent-style-name="Standard">
      <style:text-properties officeooo:rsid="0008f7c6" officeooo:paragraph-rsid="0008f7c6"/>
    </style:style>
    <style:style style:name="P7" style:family="paragraph" style:parent-style-name="Standard">
      <style:text-properties officeooo:rsid="000918d5" officeooo:paragraph-rsid="000918d5"/>
    </style:style>
    <style:style style:name="P8" style:family="paragraph" style:parent-style-name="Standard">
      <style:text-properties officeooo:rsid="000ab4b8" officeooo:paragraph-rsid="000ab4b8"/>
    </style:style>
    <style:style style:name="P9" style:family="paragraph" style:parent-style-name="Standard">
      <style:text-properties officeooo:rsid="000c050a" officeooo:paragraph-rsid="000c050a"/>
    </style:style>
    <style:style style:name="P10" style:family="paragraph" style:parent-style-name="Standard">
      <style:text-properties officeooo:rsid="000dcc26" officeooo:paragraph-rsid="000dcc26"/>
    </style:style>
    <style:style style:name="P11" style:family="paragraph" style:parent-style-name="Standard">
      <style:text-properties officeooo:rsid="000f08c1" officeooo:paragraph-rsid="000f08c1"/>
    </style:style>
    <style:style style:name="T1" style:family="text">
      <style:text-properties officeooo:rsid="00024900"/>
    </style:style>
    <style:style style:name="T2" style:family="text">
      <style:text-properties officeooo:rsid="000ab4b8"/>
    </style:style>
    <style:style style:name="T3" style:family="text">
      <style:text-properties officeooo:rsid="000c050a"/>
    </style:style>
    <style:style style:name="T4" style:family="text">
      <style:text-properties officeooo:rsid="000dcc26"/>
    </style:style>
    <style:style style:name="T5" style:family="text">
      <style:text-properties officeooo:rsid="000f08c1"/>
    </style:style>
    <style:style style:name="T6" style:family="text">
      <style:text-properties officeooo:rsid="001082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Задание 2.</text:p>
      <text:p text:style-name="P1"/>
      <text:p text:style-name="P1">1) Добавить файлы в библиотеку.</text:p>
      <text:p text:style-name="P1">1. Попытка добавления не аудио и не видео файла (например фото). Возможные ошибки: добавления такого файла, отсутсвие сообщения об ошибки, сообщения об ошибки не понятное пользователю, зависание программы, аварийное завершения работы программы</text:p>
      <text:p text:style-name="P1">2. Попытка добавления битого файла. Возможные ошибки: добавления такого файла, отсутсвие сообщения об ошибки, сообщения об ошибки не понятное пользователю, зависание программы, аварийное завершения работы программы, слишком медленная работа программы, удаления файла программой</text:p>
      <text:p text:style-name="P3">3. Попытка добавления слишком большого файла (например 10 часовое видео или аудио) <text:span text:style-name="T1"><text:s/>Возможные ошибки: зависание программы, аварийное завершения работы программы, слишком медленная работа программы, удаления файла программой, не полное добавления файла</text:span></text:p>
      <text:p text:style-name="P3">4. Попытка добавления файла с названием на иностранном языке (например на китайском) Возможные ошибки: отсутсвие поддержки кодировки<text:span text:style-name="T1">, зависание программы, аварийное завершения работы программы, слишком медленная работа программы, удаления файла программой, сообщение об ошибки.</text:span></text:p>
      <text:p text:style-name="P5">5. Попытка добавления файла с выключенным интернетом <text:span text:style-name="T3">(если для работы программы требуется интернет)</text:span>. Возможные ошибки: отсутсвие сообщения об ошибке, сообщение об ошибке не понятное пользователю, зависание программы, аварийное завершения работы программы</text:p>
      <text:p text:style-name="P9">6. <text:span text:style-name="T2">Попытка добавления файла в случае входящего звонка (если программа запущена со смартфона). Возможные ошибки: зависание программы, аварийное завершение работы программы.</text:span></text:p>
      <text:p text:style-name="P9">7. При добавлении файлов изменить положение устройства, например, из вертикального в горизонтальное <text:span text:style-name="T4">(для мобильных устройств с включённым автоповоротом экрана). Возможные ошибки: отсутствие файлов добавленных ранее, зависание программы, аварийное завершение работы программы.</text:span></text:p>
      <text:p text:style-name="P3"/>
      <text:p text:style-name="P4">2) Создать список воспроизведений.</text:p>
      <text:p text:style-name="P4">1. Попытка создания пустого списка. Возможные ошибки: список создается, нет сообщения об ошибке, сообщения об ошибке не понятно пользователю, зависание программы, аварийное завершения работы программы.</text:p>
      <text:p text:style-name="P5">2. Попытка создания слишком большого списка воспроизведений. Возможные ошибки: внесения в список не всех файлов (без сообщения об ошибке), отсутствие сообщения об ошибке, сообщения об ошибке не понятное пользователю, зависание программы, аварийное завершения работы программы.</text:p>
      <text:p text:style-name="P6">3. Попытка создания списка воспроизведений с выключенным интернетом <text:span text:style-name="T2">(если для использования программы необходим интернет)</text:span>. Возможные ошибки: отсутсвие сообщения об ошибке, сообщения об ошибке не понятное пользователю, зависание программы, аварийное завершения работы программы.</text:p>
      <text:p text:style-name="P8">4. Попытка создания списка в случае входящего звонка (если программа запущена со смартфона). Возможные ошибки: зависание программы, аварийное завершение работы программы.</text:p>
      <text:p text:style-name="P10">5. При создании списка изменить положение устройства, например, с вертикального на горизонтальное (для мобильных устройств с включённым автоповоротом экрана). Возможные ошибки: зависание программы, аварийное завершение работы программы.</text:p>
      <text:p text:style-name="P6">3) Сохранить список воспроизведений.</text:p>
      <text:p text:style-name="P6">1. Попытка сохранения списка воспроизведений с выключенным интернетом <text:span text:style-name="T3">(если для работы программы нужен интернет)</text:span>. Возможные ошибки: отсутствие сообщения об ошибке, <text:soft-page-break/>сообщение об ошибке не понятное пользователю, зависание программы, аварийное завершение работы программы.</text:p>
      <text:p text:style-name="P6">2. Попытка сохранения пустого списка воспроизведений. Возможные ошибки: список сохраняется, нет сообщения об ошибке, сообщения об ошибке не понятно пользователю, зависание программы, аварийное завершения работы программы.</text:p>
      <text:p text:style-name="P6">3. Попытка сохранения слишком большого списка воспроизведений. Возможные ошибки: нет сообщения об ошибке, сообщение об ошибке не понятно пользователю, зависание программы, аварийное завершения работы программы, удаления списка самой программой, сохранение только части списка (без предупреждающего сообщения)</text:p>
      <text:p text:style-name="P9">4. <text:span text:style-name="T2">Попытка сохранения списка в случае входящего звонка. Происходит сохранение списка и в этот момент поступает входящий звонок. (если программа запущена со смартфона) Возможные ошибки: не сохранение списка, сообщение об ошибке, аварийное завершение работы программы, зависание программы.</text:span></text:p>
      <text:p text:style-name="P6"/>
      <text:p text:style-name="P6">4) Проиграть список воспроизведений.</text:p>
      <text:p text:style-name="P7">1. Воспроизвести список с выключенным интернетом <text:span text:style-name="T5">(если для работы программы необходим интернет) </text:span>. Возможные ошибки: нет сообщения об ошибке, сообщение об ошибке не понятно пользователю, зависание программы, аварийное завершение работы программы.</text:p>
      <text:p text:style-name="P7">2. Попытаться воспроизвести одновременно два аудио или видео файла из списка (нет сообщения об ошибке, сообщение об ошибке не понятно пользователю, зависание программы, аварийное завершение работы программы, одновременно начнут воспроизводится два аудио или видео файла.</text:p>
      <text:p text:style-name="P11">3. Свернуть программу во время воспроизведения файла. Возможные ошибки: остановка воспроизведения файла, зависание программы, аварийное завершение работы программы, сообщение об ошибке.</text:p>
      <text:p text:style-name="P11">4. Поведение программы при воспроизведении файла в случае поступления входящего звонка <text:span text:style-name="T6">(если программа работает на смартфоне)</text:span>. Возможные ошибки: воспроизведение файла продолжается, зависание программы, аварийное завершение работы программы, сообщение об ошибке</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21:13:29.064707675</meta:creation-date>
    <dc:date>2018-01-16T09:55:37.595746134</dc:date>
    <meta:editing-duration>PT19M59S</meta:editing-duration>
    <meta:editing-cycles>3</meta:editing-cycles>
    <meta:generator>LibreOffice/5.4.4.2$MacOSX_X86_64 LibreOffice_project/2524958677847fb3bb44820e40380acbe820f960</meta:generator>
    <meta:document-statistic meta:table-count="0" meta:image-count="0" meta:object-count="0" meta:page-count="2" meta:paragraph-count="25" meta:word-count="619" meta:character-count="5100" meta:non-whitespace-character-count="4505"/>
  </office:meta>
</office:document-meta>
</file>